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13106" officeooo:paragraph-rsid="00013106"/>
    </style:style>
    <style:style style:name="P2" style:family="paragraph" style:parent-style-name="Text_20_body" style:list-style-name="L1">
      <style:text-properties officeooo:rsid="00013106" officeooo:paragraph-rsid="00013106"/>
    </style:style>
    <style:style style:name="P3" style:family="paragraph" style:parent-style-name="Text_20_body" style:list-style-name="L1">
      <style:text-properties officeooo:paragraph-rsid="00013106"/>
    </style:style>
    <style:style style:name="P4" style:family="paragraph" style:parent-style-name="Text_20_body">
      <style:text-properties officeooo:rsid="00014f31" officeooo:paragraph-rsid="00014f31"/>
    </style:style>
    <style:style style:name="P5" style:family="paragraph" style:parent-style-name="Text_20_body" style:list-style-name="L1">
      <style:text-properties officeooo:rsid="00014f31" officeooo:paragraph-rsid="00014f31"/>
    </style:style>
    <style:style style:name="P6" style:family="paragraph" style:parent-style-name="Title">
      <style:text-properties officeooo:rsid="000035bd" officeooo:paragraph-rsid="000035bd"/>
    </style:style>
    <style:style style:name="T1" style:family="text">
      <style:text-properties officeooo:rsid="00013106"/>
    </style:style>
    <style:style style:name="T2" style:family="text">
      <style:text-properties style:font-name="Liberation Serif1"/>
    </style:style>
    <style:style style:name="T3" style:family="text">
      <style:text-properties style:font-name="Liberation Seri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eep Learning</text:p>
      <text:p text:style-name="P1">packages required:</text:p>
      <text:list xml:id="list962571938" text:style-name="L1">
        <text:list-item>
          <text:p text:style-name="P3"><text:span text:style-name="T1">Pandas</text:span></text:p>
        </text:list-item>
        <text:list-item>
          <text:p text:style-name="P2">sklearn</text:p>
        </text:list-item>
        <text:list-item>
          <text:p text:style-name="P2">tensorflow</text:p>
        </text:list-item>
        <text:list-item>
          <text:p text:style-name="P2">numpy</text:p>
        </text:list-item>
        <text:list-item>
          <text:p text:style-name="P2">matplotlib</text:p>
        </text:list-item>
        <text:list-item>
          <text:p text:style-name="P5">keras</text:p>
        </text:list-item>
      </text:list>
      <text:p text:style-name="P1"/>
      <text:p text:style-name="P1">Formula for linear regression-&gt; </text:p>
      <text:p text:style-name="P1">x’ and y’ -&gt; means</text:p>
      <text:p text:style-name="P1">m=<text:span text:style-name="T2">Σ</text:span>(x – x’) (y – y’) /<text:span text:style-name="T2">Σ</text:span><text:span text:style-name="T3">(x – x’) </text:span></text:p>
      <text:p text:style-name="P1"><text:span text:style-name="T3">c = (y’ - mx’) <text:s text:c="8"/></text:span></text:p>
      <text:p text:style-name="P4"><text:span text:style-name="T3">Linear regression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30T15:47:36.701000000</meta:creation-date>
    <dc:date>2019-08-30T16:57:09.441000000</dc:date>
    <meta:editing-duration>PT6M25S</meta:editing-duration>
    <meta:editing-cycles>1</meta:editing-cycles>
    <meta:document-statistic meta:table-count="0" meta:image-count="0" meta:object-count="0" meta:page-count="1" meta:paragraph-count="13" meta:word-count="38" meta:character-count="203" meta:non-whitespace-character-count="169"/>
    <meta:generator>LibreOffice/6.3.0.4$Windows_X86_64 LibreOffice_project/057fc023c990d676a43019934386b85b21a9ee99</meta:generator>
  </office:meta>
</office:document-meta>
</file>